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f34" officeooo:paragraph-rsid="00048f34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8f34" officeooo:paragraph-rsid="00048f3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402cm" fo:min-width="2.0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 MAKEFILE</text:p>
      <text:p text:style-name="P1">-----------------------------------------------------------------------------------------------------------------</text:p>
      <text:p text:style-name="P1">all: compilar </text:p>
      <text:p text:style-name="P1"/>
      <text:p text:style-name="P1">compilar: informe.o funcions.o libemail.so</text:p>
      <text:p text:style-name="P1"><text:tab/>gcc -o informe informe.o funcions.o -lsqlite3 -lrt -L/home/alumne/Escriptori/ADSRT_2018/FITA\ 2 -lemail </text:p>
      <text:p text:style-name="P1"/>
      <text:p text:style-name="P1">email.o: email.c</text:p>
      <text:p text:style-name="P1"><text:tab/>gcc <text:s/>-fPIC -c -o email.o email.c</text:p>
      <text:p text:style-name="P1"/>
      <text:p text:style-name="P1">funcions.o: funcions.c</text:p>
      <text:p text:style-name="P1"><text:tab/>gcc <text:s/>-c -o funcions.o funcions.c</text:p>
      <text:p text:style-name="P1"/>
      <text:p text:style-name="P1">libemail.so: email.o funcions.o</text:p>
      <text:p text:style-name="P1"><text:tab/>gcc -shared -fPIC -o libemail.so email.o </text:p>
      <text:p text:style-name="P1"/>
      <text:p text:style-name="P1">informe.o: informe.c</text:p>
      <text:p text:style-name="P1"><text:tab/>gcc -c -o informe.o -lsqlite3 -lrt informe.c -I/home/alumne/Escriptori/ADSRT_2018/FITA\ 2</text:p>
      <text:p text:style-name="P1"/>
      <text:p text:style-name="P1">exec: compilar</text:p>
      <text:p text:style-name="P1"><text:tab/>LD_LIBRARY_PATH=$LD_LIBRARY_PATH:/home/alumne/Escriptori/ADSRT_2018/FITA\ 2 ./informe</text:p>
      <text:p text:style-name="P1"><text:tab/></text:p>
      <text:p text:style-name="P1">clean: </text:p>
      <text:p text:style-name="P1"><text:tab/>rm -rf *o main</text:p>
      <text:p text:style-name="P1"/>
      <text:p text:style-name="P1"/>
      <text:p text:style-name="P1">compilar_captura.o: captura.c</text:p>
      <text:p text:style-name="P1"><text:tab/>gcc -c -o captura.o captura.c -lsqlite3 -lrt -lpthread -I/home/alumne/Escriptori/ADSRT_2018/FITA\ 2</text:p>
      <text:p text:style-name="P1"/>
      <text:p text:style-name="P1">construir_captura.o: compilar_captura.o</text:p>
      <text:p text:style-name="P1"><text:tab/> gcc -o captura captura.o -lsqlite3 -lrt -lpthread -L/home/alumne/Escriptori/ADSRT_2018/FITA\ 2 -lemail </text:p>
      <text:p text:style-name="P1"/>
      <text:p text:style-name="P1">executar_captura.o: construir_captura.o</text:p>
      <text:p text:style-name="P1"><text:tab/>LD_LIBRARY_PATH=$LD_LIBRARY_PATH:/home/alumne/Escriptori/ADSRT_2018/FITA\ 2 ./captu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XPICACIÓ →Quan fem <text:span text:style-name="T1">make exec</text:span></text:p>
      <text:p text:style-name="P1"/>
      <text:p text:style-name="P1"/>
      <text:p text:style-name="P1"/>
      <text:p text:style-name="P1"><draw:custom-shape text:anchor-type="paragraph" draw:z-index="0" draw:name="Shape1" draw:style-name="gr1" svg:width="2.091cm" svg:height="1.403cm" svg:x="0.351cm" svg:y="0.199cm"><text:p><text:s text:c="5"/>Exec</text:p><draw:enhanced-geometry svg:viewBox="0 0 21600 21600" draw:type="rectangle" draw:enhanced-path="M 0 0 L 21600 0 21600 21600 0 21600 0 0 Z N"/></draw:custom-shape><draw:custom-shape text:anchor-type="paragraph" draw:z-index="1" draw:name="Shape1" draw:style-name="gr1" svg:width="2.091cm" svg:height="1.403cm" svg:x="1.727cm" svg:y="2.051cm"><text:p><text:s text:c="3"/>compilar</text:p><draw:enhanced-geometry svg:viewBox="0 0 21600 21600" draw:type="rectangle" draw:enhanced-path="M 0 0 L 21600 0 21600 21600 0 21600 0 0 Z N"/></draw:custom-shape><draw:custom-shape text:anchor-type="paragraph" draw:z-index="2" draw:name="Shape1" draw:style-name="gr1" svg:width="2.091cm" svg:height="1.403cm" svg:x="3.261cm" svg:y="3.903cm"><text:p><text:s text:c="2"/>informe.o</text:p><draw:enhanced-geometry svg:viewBox="0 0 21600 21600" draw:type="rectangle" draw:enhanced-path="M 0 0 L 21600 0 21600 21600 0 21600 0 0 Z N"/></draw:custom-shape><draw:custom-shape text:anchor-type="paragraph" draw:z-index="3" draw:name="Shape1" draw:style-name="gr1" svg:width="2.091cm" svg:height="1.403cm" svg:x="3.261cm" svg:y="7.078cm"><text:p><text:s text:c="2"/>funcions.o</text:p><draw:enhanced-geometry svg:viewBox="0 0 21600 21600" draw:type="rectangle" draw:enhanced-path="M 0 0 L 21600 0 21600 21600 0 21600 0 0 Z N"/></draw:custom-shape><draw:custom-shape text:anchor-type="paragraph" draw:z-index="4" draw:name="Shape1" draw:style-name="gr1" svg:width="2.091cm" svg:height="1.403cm" svg:x="3.261cm" svg:y="10.253cm"><text:p><text:s/>libemail.so</text:p><draw:enhanced-geometry svg:viewBox="0 0 21600 21600" draw:type="rectangle" draw:enhanced-path="M 0 0 L 21600 0 21600 21600 0 21600 0 0 Z N"/></draw:custom-shape><draw:custom-shape text:anchor-type="paragraph" draw:z-index="5" draw:name="Shape1" draw:style-name="gr1" svg:width="2.091cm" svg:height="1.403cm" svg:x="4.267cm" svg:y="5.491cm"><text:p><text:s text:c="2"/>informe.c</text:p><draw:enhanced-geometry svg:viewBox="0 0 21600 21600" draw:type="rectangle" draw:enhanced-path="M 0 0 L 21600 0 21600 21600 0 21600 0 0 Z N"/></draw:custom-shape><draw:custom-shape text:anchor-type="paragraph" draw:z-index="6" draw:name="Shape1" draw:style-name="gr1" svg:width="2.091cm" svg:height="1.403cm" svg:x="4.373cm" svg:y="8.666cm"><text:p><text:s text:c="2"/>funcions.c</text:p><draw:enhanced-geometry svg:viewBox="0 0 21600 21600" draw:type="rectangle" draw:enhanced-path="M 0 0 L 21600 0 21600 21600 0 21600 0 0 Z N"/></draw:custom-shape><draw:custom-shape text:anchor-type="paragraph" draw:z-index="7" draw:name="Shape1" draw:style-name="gr1" svg:width="2.091cm" svg:height="1.403cm" svg:x="4.426cm" svg:y="11.867cm"><text:p text:style-name="P3"><text:s/><text:span text:style-name="T2">email</text:span>.o</text:p><draw:enhanced-geometry svg:viewBox="0 0 21600 21600" draw:type="rectangle" draw:enhanced-path="M 0 0 L 21600 0 21600 21600 0 21600 0 0 Z N"/></draw:custom-shape><draw:custom-shape text:anchor-type="paragraph" draw:z-index="8" draw:name="Shape1" draw:style-name="gr1" draw:text-style-name="P3" svg:width="2.091cm" svg:height="1.403cm" svg:x="5.325cm" svg:y="13.428cm"><text:p text:style-name="P3"><text:s/><text:span text:style-name="T2">email</text:span>.c</text:p><draw:enhanced-geometry svg:viewBox="0 0 21600 21600" draw:type="rectangle" draw:enhanced-path="M 0 0 L 21600 0 21600 21600 0 21600 0 0 Z N"/></draw:custom-shape><draw:custom-shape text:anchor-type="paragraph" draw:z-index="9" draw:name="Shape1" draw:style-name="gr1" svg:width="2.091cm" svg:height="1.403cm" svg:x="4.479cm" svg:y="15.122cm"><text:p><text:s text:c="2"/>funcions.o</text:p><draw:enhanced-geometry svg:viewBox="0 0 21600 21600" draw:type="rectangle" draw:enhanced-path="M 0 0 L 21600 0 21600 21600 0 21600 0 0 Z N"/></draw:custom-shape><draw:custom-shape text:anchor-type="paragraph" draw:z-index="10" draw:name="Shape1" draw:style-name="gr1" svg:width="2.091cm" svg:height="1.403cm" svg:x="5.431cm" svg:y="16.683cm"><text:p><text:s text:c="2"/>funcions.c</text:p><draw:enhanced-geometry svg:viewBox="0 0 21600 21600" draw:type="rectangle" draw:enhanced-path="M 0 0 L 21600 0 21600 21600 0 21600 0 0 Z N"/></draw:custom-shape><draw:line text:anchor-type="paragraph" draw:z-index="11" draw:name="Shape2" draw:style-name="gr2" draw:text-style-name="P4" svg:x1="0.907cm" svg:y1="1.787cm" svg:x2="0.907cm" svg:y2="2.978cm"><text:p/></draw:line><draw:line text:anchor-type="paragraph" draw:z-index="12" draw:name="Shape2" draw:style-name="gr2" draw:text-style-name="P4" svg:x1="2.838cm" svg:y1="3.639cm" svg:x2="2.838cm" svg:y2="11.021cm"><text:p/></draw:line><draw:line text:anchor-type="paragraph" draw:z-index="13" draw:name="Shape2" draw:style-name="gr2" draw:text-style-name="P4" svg:x1="3.764cm" svg:y1="5.306cm" svg:x2="3.764cm" svg:y2="6.497cm"><text:p/></draw:line><draw:line text:anchor-type="paragraph" draw:z-index="14" draw:name="Shape2" draw:style-name="gr2" draw:text-style-name="P4" svg:x1="3.738cm" svg:y1="8.481cm" svg:x2="3.738cm" svg:y2="9.672cm"><text:p/></draw:line><draw:line text:anchor-type="paragraph" draw:z-index="15" draw:name="Shape2" draw:style-name="gr2" draw:text-style-name="P4" svg:x1="3.764cm" svg:y1="11.656cm" svg:x2="3.764cm" svg:y2="15.863cm"><text:p/></draw:line><draw:line text:anchor-type="paragraph" draw:z-index="16" draw:name="Shape2" draw:style-name="gr2" draw:text-style-name="P4" svg:x1="4.796cm" svg:y1="13.27cm" svg:x2="4.796cm" svg:y2="14.461cm"><text:p/></draw:line><draw:line text:anchor-type="paragraph" draw:z-index="17" draw:name="Shape2" draw:style-name="gr2" draw:text-style-name="P4" svg:x1="4.822cm" svg:y1="16.524cm" svg:x2="4.822cm" svg:y2="17.715cm"><text:p/></draw:line><draw:line text:anchor-type="paragraph" draw:z-index="18" draw:name="Shape3" draw:style-name="gr2" draw:text-style-name="P4" svg:x1="0.907cm" svg:y1="2.977cm" svg:x2="1.727cm" svg:y2="2.977cm"><text:p/></draw:line><draw:line text:anchor-type="paragraph" draw:z-index="19" draw:name="Shape3" draw:style-name="gr2" draw:text-style-name="P4" svg:x1="3.764cm" svg:y1="6.496cm" svg:x2="4.267cm" svg:y2="6.496cm"><text:p/></draw:line><draw:line text:anchor-type="paragraph" draw:z-index="20" draw:name="Shape3" draw:style-name="gr2" draw:text-style-name="P4" svg:x1="3.738cm" svg:y1="9.671cm" svg:x2="4.241cm" svg:y2="9.671cm"><text:p/></draw:line><draw:line text:anchor-type="paragraph" draw:z-index="21" draw:name="Shape3" draw:style-name="gr2" draw:text-style-name="P4" svg:x1="4.796cm" svg:y1="14.46cm" svg:x2="5.299cm" svg:y2="14.46cm"><text:p/></draw:line><draw:line text:anchor-type="paragraph" draw:z-index="22" draw:name="Shape3" draw:style-name="gr2" draw:text-style-name="P4" svg:x1="4.822cm" svg:y1="17.715cm" svg:x2="5.325cm" svg:y2="17.715cm"><text:p/></draw:line><draw:line text:anchor-type="paragraph" draw:z-index="23" draw:name="Shape3" draw:style-name="gr2" draw:text-style-name="P4" svg:x1="2.838cm" svg:y1="11.021cm" svg:x2="3.261cm" svg:y2="11.021cm"><text:p/></draw:line><draw:line text:anchor-type="paragraph" draw:z-index="24" draw:name="Shape3" draw:style-name="gr2" draw:text-style-name="P4" svg:x1="3.764cm" svg:y1="6.496cm" svg:x2="4.267cm" svg:y2="6.496cm"><text:p/></draw:line><draw:line text:anchor-type="paragraph" draw:z-index="25" draw:name="Shape3" draw:style-name="gr2" draw:text-style-name="P4" svg:x1="2.838cm" svg:y1="4.671cm" svg:x2="3.261cm" svg:y2="4.671cm"><text:p/></draw:line><draw:line text:anchor-type="paragraph" draw:z-index="26" draw:name="Shape3" draw:style-name="gr2" draw:text-style-name="P4" svg:x1="2.838cm" svg:y1="7.846cm" svg:x2="3.261cm" svg:y2="7.846cm"><text:p/></draw:line><draw:line text:anchor-type="paragraph" draw:z-index="27" draw:name="Shape3" draw:style-name="gr2" draw:text-style-name="P4" svg:x1="3.764cm" svg:y1="15.863cm" svg:x2="4.346cm" svg:y2="15.863cm"><text:p/></draw:line><draw:line text:anchor-type="paragraph" draw:z-index="28" draw:name="Shape3" draw:style-name="gr2" draw:text-style-name="P4" svg:x1="3.764cm" svg:y1="12.688cm" svg:x2="4.346cm" svg:y2="12.68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6:57:43.611180332</meta:creation-date>
    <dc:date>2019-01-13T17:07:44.958828169</dc:date>
    <meta:editing-duration>PT10M3S</meta:editing-duration>
    <meta:editing-cycles>1</meta:editing-cycles>
    <meta:generator>LibreOffice/5.2.7.2$Linux_ARM_EABI LibreOffice_project/20m0$Build-2</meta:generator>
    <meta:document-statistic meta:table-count="0" meta:image-count="0" meta:object-count="0" meta:page-count="2" meta:paragraph-count="25" meta:word-count="98" meta:character-count="1127" meta:non-whitespace-character-count="1034"/>
  </office:meta>
</office:document-meta>
</file>